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241cm" fo:margin-left="-1.233cm" table:align="left"/>
    </style:style>
    <style:style style:name="Table1.A" style:family="table-column">
      <style:table-column-properties style:column-width="0.979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2.91cm"/>
    </style:style>
    <style:style style:name="Table1.D" style:family="table-column">
      <style:table-column-properties style:column-width="2.302cm"/>
    </style:style>
    <style:style style:name="Table1.E" style:family="table-column">
      <style:table-column-properties style:column-width="3.545cm"/>
    </style:style>
    <style:style style:name="Table1.F" style:family="table-column">
      <style:table-column-properties style:column-width="2.752cm"/>
    </style:style>
    <style:style style:name="Table1.G" style:family="table-column">
      <style:table-column-properties style:column-width="1.561cm"/>
    </style:style>
    <style:style style:name="Table1.H" style:family="table-column">
      <style:table-column-properties style:column-width="1.905cm"/>
    </style:style>
    <style:style style:name="Table1.I" style:family="table-column">
      <style:table-column-properties style:column-width="1.87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ce" fo:font-size="7pt" fo:font-weight="bold" style:font-size-asian="7pt" style:font-weight-asian="bold" style:font-name-complex="Arial" style:font-size-complex="7pt" style:font-weight-complex="bold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Arial" style:font-size-complex="9pt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name-complex="Arial" style:font-size-complex="9pt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name-complex="Arial" style:font-size-complex="9pt"/>
    </style:style>
    <style:style style:name="P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name-complex="Arial" style:font-size-complex="9pt"/>
    </style:style>
    <style:style style:name="P10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11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ce" fo:font-size="10pt" fo:language="en" fo:country="GB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.V. Titanium Pigments Pvt Ltd</text:p>
      <text:p text:style-name="P3">TUTICORIN</text:p>
      <text:p text:style-name="P11">GOODS RECEIPT NOTE</text:p>
      <text:p text:style-name="P3"/>
      <text:p text:style-name="P2">GRN No<text:tab/>: <text:placeholder text:placeholder-type="text">&lt;o.name&gt;</text:placeholder><text:tab/>GRN Date<text:tab/>: <text:placeholder text:placeholder-type="text">&lt;o.date and convert_date_time(o.date) or ''&gt;</text:placeholder></text:p>
      <text:p text:style-name="P2">Inv./Del.Note.No<text:tab/>: <text:placeholder text:placeholder-type="text">&lt;o.invoice_no or ''&gt;</text:placeholder></text:p>
      <text:p text:style-name="P2">Vendor No<text:tab/>: <text:placeholder text:placeholder-type="text">&lt;o.partner_id and o.partner_id.vendor_code or ''&gt;</text:placeholder><text:tab/>Vendor Name<text:tab/>: <text:placeholder text:placeholder-type="text">&lt;o.partner_id and o.partner_id.name or ''&gt;</text:placeholder></text:p>
      <text:p text:style-name="P2">P.O.Number<text:tab/>: <text:placeholder text:placeholder-type="text">&lt;o.purchase_id and o.purchase_id.name or ''&gt;</text:placeholder><text:tab/>P.O. Date<text:tab/>: <text:placeholder text:placeholder-type="text">&lt;o.purchase_id and o.purchase_id.date_order and convert_date(o.purchase_id.date_order) or False&gt;</text:placeholder></text:p>
      <text:p text:style-name="P2">Gatepass&amp;Date<text:tab/>: <text:placeholder text:placeholder-type="text">&lt;o.gate_in_pass_no and o.gate_in_pass_no.gate_date_time and  convert_date_time(o.gate_in_pass_no.gate_date_time) or ''&gt;</text:placeholder> </text:p>
      <text:p text:style-name="P2">Lorry No<text:tab/>: <text:placeholder text:placeholder-type="text">&lt;o.truck&gt;</text:placeholder></text:p>
      <text:p text:style-name="P2">Header Text<text:tab/>: <text:placeholder text:placeholder-type="text">&lt;o.header_text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4">S.NO</text:p>
          </table:table-cell>
          <table:table-cell table:style-name="Table1.A1" office:value-type="string">
            <text:p text:style-name="P4">INDENT NO.</text:p>
          </table:table-cell>
          <table:table-cell table:style-name="Table1.A1" office:value-type="string">
            <text:p text:style-name="P4">REQUISITIONER</text:p>
          </table:table-cell>
          <table:table-cell table:style-name="Table1.A1" office:value-type="string">
            <text:p text:style-name="P4">CODE</text:p>
          </table:table-cell>
          <table:table-cell table:style-name="Table1.A1" office:value-type="string">
            <text:p text:style-name="P4">DESCRIPTION</text:p>
          </table:table-cell>
          <table:table-cell table:style-name="Table1.A1" office:value-type="string">
            <text:p text:style-name="P4">MOVEMENT TYPE</text:p>
          </table:table-cell>
          <table:table-cell table:style-name="Table1.A1" office:value-type="string">
            <text:p text:style-name="P4">QTY</text:p>
          </table:table-cell>
          <table:table-cell table:style-name="Table1.A1" office:value-type="string">
            <text:p text:style-name="P4">UOM</text:p>
          </table:table-cell>
          <table:table-cell table:style-name="Table1.I1" office:value-type="string">
            <text:p text:style-name="P4">S.BIN</text:p>
          </table:table-cell>
        </table:table-row>
        <table:table-row>
          <table:table-cell table:style-name="Table1.A2" table:number-columns-spanned="3" office:value-type="string">
            <text:p text:style-name="P6"/>
          </table:table-cell>
          <table:covered-table-cell/>
          <table:covered-table-cell/>
          <table:table-cell table:style-name="Table1.A2" table:number-columns-spanned="2" office:value-type="string">
            <text:p text:style-name="P6"><text:placeholder text:placeholder-type="text">&lt;for each="line in get_line(o)"&gt;</text:placeholder></text:p>
          </table:table-cell>
          <table:covered-table-cell/>
          <table:table-cell table:style-name="Table1.F2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><text:placeholder text:placeholder-type="text">&lt;line.si_no&gt;</text:placeholder></text:p>
          </table:table-cell>
          <table:table-cell table:style-name="Table1.A2" office:value-type="string">
            <text:p text:style-name="P7"><text:placeholder text:placeholder-type="text">&lt;line.indent_no&gt;</text:placeholder></text:p>
          </table:table-cell>
          <table:table-cell table:style-name="Table1.A2" office:value-type="string">
            <text:p text:style-name="P8"><text:placeholder text:placeholder-type="text">&lt;line.req&gt;</text:placeholder></text:p>
          </table:table-cell>
          <table:table-cell table:style-name="Table1.A2" office:value-type="string">
            <text:p text:style-name="P8"><text:placeholder text:placeholder-type="text">&lt;line.code&gt;</text:placeholder></text:p>
          </table:table-cell>
          <table:table-cell table:style-name="Table1.A2" office:value-type="string">
            <text:p text:style-name="P8"><text:placeholder text:placeholder-type="text">&lt;line.description or ''&gt;</text:placeholder></text:p>
          </table:table-cell>
          <table:table-cell table:style-name="Table1.A2" office:value-type="string">
            <text:p text:style-name="P7"><text:placeholder text:placeholder-type="text">&lt;line.doc_type&gt;</text:placeholder></text:p>
          </table:table-cell>
          <table:table-cell table:style-name="Table1.A2" office:value-type="string">
            <text:p text:style-name="P9"><text:placeholder text:placeholder-type="text">&lt;line.product_qty or ''&gt;</text:placeholder></text:p>
          </table:table-cell>
          <table:table-cell table:style-name="Table1.A2" office:value-type="string">
            <text:p text:style-name="P7"><text:placeholder text:placeholder-type="text">&lt;line.product_uom&gt;</text:placeholder></text:p>
          </table:table-cell>
          <table:table-cell table:style-name="Table1.F2" office:value-type="string">
            <text:p text:style-name="P8"><text:placeholder text:placeholder-type="text">&lt;line.bin_location or ''&gt;</text:placeholder></text:p>
          </table:table-cell>
        </table:table-row>
        <table:table-row>
          <table:table-cell table:style-name="Table1.A2" table:number-columns-spanned="3" office:value-type="string">
            <text:p text:style-name="P6"/>
          </table:table-cell>
          <table:covered-table-cell/>
          <table:covered-table-cell/>
          <table:table-cell table:style-name="Table1.A2" table:number-columns-spanned="2" office:value-type="string">
            <text:p text:style-name="P6"><text:placeholder text:placeholder-type="text">&lt;/for&gt;</text:placeholder></text:p>
          </table:table-cell>
          <table:covered-table-cell/>
          <table:table-cell table:style-name="Table1.F2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</table:table>
      <text:p text:style-name="P2"/>
      <text:p text:style-name="P2"/>
      <text:p text:style-name="P2"/>
      <text:p text:style-name="P2">Accepted/Rejected</text:p>
      <text:p text:style-name="P2">Justification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epared By:<text:tab/><text:tab/>Stores Incharge<text:tab/><text:tab/>Reviewed B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11-20T18:07:23</dc:date>
    <dc:creator>Dev127 </dc:creator>
    <meta:editing-duration>PT2H8M7S</meta:editing-duration>
    <meta:editing-cycles>83</meta:editing-cycles>
    <meta:document-statistic meta:table-count="1" meta:image-count="0" meta:object-count="0" meta:page-count="1" meta:paragraph-count="33" meta:word-count="115" meta:character-count="970" meta:non-whitespace-character-count="884"/>
  </office:meta>
</office:document-meta>
</file>